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29000003E5DDF273A1C631FE31.png" manifest:media-type="image/png"/>
  <manifest:file-entry manifest:full-path="Pictures/1000000000000372000003610A92F4195C18EEF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000000" fo:min-height="6.25cm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648cm, 0.569cm, 1.567cm, 2.889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498cm" svg:height="11.7cm" svg:x="15.402cm" svg:y="1.3cm">
          <draw:image xlink:href="Pictures/1000020100000429000003E5DDF273A1C631FE31.png" xlink:type="simple" xlink:show="embed" xlink:actuate="onLoad">
            <text:p/>
          </draw:image>
        </draw:frame>
        <draw:frame draw:style-name="gr2" draw:text-style-name="P2" draw:layer="layout" svg:width="12.1cm" svg:height="6.5cm" svg:x="16.2cm" svg:y="13.2cm">
          <draw:text-box>
            <text:p>GR1 center</text:p>
          </draw:text-box>
        </draw:frame>
        <draw:frame draw:style-name="gr3" draw:text-style-name="P1" draw:layer="layout" svg:width="10.7cm" svg:height="10.051cm" svg:x="2.7cm" svg:y="1.424cm">
          <draw:image xlink:href="Pictures/1000000000000372000003610A92F4195C18EEFE.png" xlink:type="simple" xlink:show="embed" xlink:actuate="onLoad">
            <text:p/>
          </draw:image>
        </draw:frame>
        <draw:frame draw:style-name="gr2" draw:text-style-name="P2" draw:layer="layout" svg:width="12.1cm" svg:height="6.5cm" svg:x="2.3cm" svg:y="13.3cm">
          <draw:text-box>
            <text:p>Spectrum befo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02:53:13.527000000</meta:creation-date>
    <dc:date>2016-10-07T03:28:03.449000000</dc:date>
    <meta:editing-duration>PT4M18S</meta:editing-duration>
    <meta:editing-cycles>1</meta:editing-cycles>
    <meta:generator>LibreOffice/5.1.5.2$Windows_x86 LibreOffice_project/7a864d8825610a8c07cfc3bc01dd4fce6a9447e5</meta:generator>
    <meta:document-statistic meta:object-count="4"/>
  </office:meta>
</office:document-meta>
</file>